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officeooo:rsid="001057d2" officeooo:paragraph-rsid="001057d2"/>
    </style:style>
    <style:style style:name="P2" style:family="paragraph" style:parent-style-name="Preformatted_20_Text">
      <style:paragraph-properties fo:text-align="center" style:justify-single-word="false"/>
      <style:text-properties fo:font-size="18pt" officeooo:rsid="001057d2" officeooo:paragraph-rsid="001057d2" style:font-size-asian="18pt" style:font-size-complex="18pt"/>
    </style:style>
    <style:style style:name="P3" style:family="paragraph" style:parent-style-name="Preformatted_20_Text">
      <style:paragraph-properties fo:text-align="start" style:justify-single-word="false"/>
      <style:text-properties officeooo:paragraph-rsid="001057d2"/>
    </style:style>
    <style:style style:name="P4" style:family="paragraph" style:parent-style-name="Preformatted_20_Text">
      <style:paragraph-properties fo:text-align="start" style:justify-single-word="false"/>
      <style:text-properties officeooo:rsid="00130589" officeooo:paragraph-rsid="00130589"/>
    </style:style>
    <style:style style:name="P5" style:family="paragraph" style:parent-style-name="Preformatted_20_Text">
      <style:paragraph-properties fo:text-align="start" style:justify-single-word="false"/>
      <style:text-properties officeooo:rsid="00130589" officeooo:paragraph-rsid="00147f3d"/>
    </style:style>
    <style:style style:name="P6" style:family="paragraph" style:parent-style-name="Preformatted_20_Text">
      <style:paragraph-properties fo:text-align="start" style:justify-single-word="false"/>
      <style:text-properties fo:color="#ff3300" officeooo:rsid="00130589" officeooo:paragraph-rsid="00147f3d"/>
    </style:style>
    <style:style style:name="P7" style:family="paragraph" style:parent-style-name="Preformatted_20_Text">
      <style:paragraph-properties fo:text-align="start" style:justify-single-word="false"/>
      <style:text-properties fo:color="#ff3300" officeooo:rsid="00130589" officeooo:paragraph-rsid="0015e7cc"/>
    </style:style>
    <style:style style:name="P8" style:family="paragraph" style:parent-style-name="Preformatted_20_Text">
      <style:paragraph-properties fo:text-align="start" style:justify-single-word="false"/>
      <style:text-properties fo:color="#ff3300" officeooo:rsid="00130589" officeooo:paragraph-rsid="001656ca"/>
    </style:style>
    <style:style style:name="P9" style:family="paragraph" style:parent-style-name="Preformatted_20_Text">
      <style:paragraph-properties fo:text-align="start" style:justify-single-word="false"/>
      <style:text-properties fo:color="#ff3300" officeooo:rsid="00130589" officeooo:paragraph-rsid="00166ead"/>
    </style:style>
    <style:style style:name="P10" style:family="paragraph" style:parent-style-name="Preformatted_20_Text">
      <style:paragraph-properties fo:text-align="start" style:justify-single-word="false"/>
      <style:text-properties fo:color="#ff3300" officeooo:rsid="00130589" officeooo:paragraph-rsid="00179790"/>
    </style:style>
    <style:style style:name="T1" style:family="text">
      <style:text-properties officeooo:rsid="001057d2"/>
    </style:style>
    <style:style style:name="T2" style:family="text">
      <style:text-properties officeooo:rsid="0011f4c0"/>
    </style:style>
    <style:style style:name="T3" style:family="text">
      <style:text-properties officeooo:rsid="00147f3d"/>
    </style:style>
    <style:style style:name="T4" style:family="text">
      <style:text-properties fo:color="#000000"/>
    </style:style>
    <style:style style:name="T5" style:family="text">
      <style:text-properties fo:color="#000000" officeooo:rsid="00147f3d"/>
    </style:style>
    <style:style style:name="T6" style:family="text">
      <style:text-properties fo:color="#000000" officeooo:rsid="0015e7cc"/>
    </style:style>
    <style:style style:name="T7" style:family="text">
      <style:text-properties fo:color="#000000" officeooo:rsid="001656ca"/>
    </style:style>
    <style:style style:name="T8" style:family="text">
      <style:text-properties fo:color="#000000" officeooo:rsid="00166ead"/>
    </style:style>
    <style:style style:name="T9" style:family="text">
      <style:text-properties fo:color="#000000" officeooo:rsid="00179790"/>
    </style:style>
    <style:style style:name="T10" style:family="text">
      <style:text-properties officeooo:rsid="00166e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基于深度学习的焊接点检测</text:p>
      <text:p text:style-name="P1">一、环境配置</text:p>
      <text:p text:style-name="P1">系统：Ubuntu16.04</text:p>
      <text:p text:style-name="P1">框架：keras（基于tensorflow）</text:p>
      <text:p text:style-name="P1">语言：python3</text:p>
      <text:p text:style-name="P1">IDE：pycharm</text:p>
      <text:p text:style-name="P1">GPU加速：cuda9.0，cudnn7.0.5</text:p>
      <text:p text:style-name="P3"><text:span text:style-name="T1">安装cuda和cudnn可参考博客：</text:span><text:a xlink:type="simple" xlink:href="https://www.jianshu.com/p/8c82f944e417" text:style-name="Internet_20_link" text:visited-style-name="Visited_20_Internet_20_Link">https://www.jianshu.com/p/8c82f944e417</text:a></text:p>
      <text:p text:style-name="P3">需要安装的python第三方库在/<text:span text:style-name="T2">READ_ME/packages.txt下查看</text:span></text:p>
      <text:p text:style-name="P3">二、制作数据集</text:p>
      <text:p text:style-name="P4"><text:tab/>1、装好所需要的第三方库后，运行data_making文件夹下的label_point.py进行焊接点标注.</text:p>
      <text:p text:style-name="P5">在data_making文件夹下打开终端，输入命令：python3 label_point.py</text:p>
      <text:p text:style-name="P5"><text:tab/>运行程序后会显示源数据路径中指定的一张图片，用鼠标直接在图片中点出需要标注的点后关闭图片，图片路径以及相应的焊点坐标会自动保存到label.<text:span text:style-name="T3">txt文件中</text:span></text:p>
      <text:p text:style-name="P6">注：需要在程序中修改源数据路径，在终端下运行需要将路径修改为绝对路径，每标注完一张图片后需要修改路径并重新运行程序</text:p>
      <text:p text:style-name="P7"><text:tab/><text:span text:style-name="T5">2、画矩形框，为每个焊接点生成一个矩形框并将其左上右下对角点坐标存入data.txt。</text:span><text:span text:style-name="T4">在data_making文件夹下打开终端，输入命令：python3 show_rec.py</text:span></text:p>
      <text:p text:style-name="P8">注：在程序中修改文件路径</text:p>
      <text:p text:style-name="P8"><text:span text:style-name="T4"><text:tab/></text:span><text:span text:style-name="T6">3、数据增强。</text:span><text:span text:style-name="T4">在data_making文件夹下打开终端，输入命令：python3 data_</text:span><text:span text:style-name="T7">aug</text:span><text:span text:style-name="T4">.py。在程序中设置需要新生成的图片个数。程序将自动生成原图片、画有标注信息的对应图片、标注信息txt文件并保存在制定文件夹中</text:span></text:p>
      <text:p text:style-name="P8">注：在程序中修改文件路径</text:p>
      <text:p text:style-name="P9"><text:tab/><text:span text:style-name="T7">4、生成voc2007标准格式。运行</text:span><text:span text:style-name="T4">python3 txt</text:span><text:span text:style-name="T7">2xml</text:span><text:span text:style-name="T4">.py将步骤</text:span><text:span text:style-name="T7">3中生成的标注信息txt文件生成xml文件；运行</text:span><text:span text:style-name="T4">python3 </text:span><text:span text:style-name="T7">to_main</text:span><text:span text:style-name="T4">.py</text:span><text:span text:style-name="T8">将数据集划分为训练集、验证集、测试集；</text:span><text:span text:style-name="T7">运行</text:span><text:span text:style-name="T4">python3 </text:span><text:span text:style-name="T7">voc_</text:span><text:span text:style-name="T8">annotation</text:span><text:span text:style-name="T4">.py 生成模型训练程序所需要的txt文件</text:span></text:p>
      <text:p text:style-name="P9"><text:span text:style-name="T4">三、训练模型</text:span></text:p>
      <text:p text:style-name="P9"><text:span text:style-name="T4"><text:tab/>运行train.</text:span><text:span text:style-name="T8">py文件开始训练模型，具体请参考solder_joint_detedtion文件夹下的README.md文件。</text:span></text:p>
      <text:p text:style-name="P10"><text:span text:style-name="T8"><text:tab/></text:span><text:span text:style-name="T9">可能遇到的问题：</text:span></text:p>
      <text:p text:style-name="P10"><text:span text:style-name="T9"><text:tab/>1）资源耗尽：需要将batch_size减小，通常减小一半。即：若原来为64，则改为32</text:span></text:p>
      <text:p text:style-name="P9"><text:span text:style-name="T8">四、测试模型</text:span></text:p>
      <text:p text:style-name="P9"><text:span text:style-name="T8"><text:tab/>在logs/000/目录下已保存有一个原始模型。修改程序中相应的路径，即可将其导入程序中。运行yolo_video.py文件可进行单张图片测试；运行camera_detection.py可进行视频检测。</text:span></text:p>
      <text:p text:style-name="P10"><text:span text:style-name="T10">注：需要在yolo.py程序中修改文件路径, </text:span>在终端下运行需要将路径修改为绝对路径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1T15:45:10.740151282</dc:date>
    <meta:editing-duration>PT12M9S</meta:editing-duration>
    <meta:editing-cycles>1</meta:editing-cycles>
    <meta:document-statistic meta:table-count="0" meta:image-count="0" meta:object-count="0" meta:page-count="1" meta:paragraph-count="26" meta:word-count="668" meta:character-count="1084" meta:non-whitespace-character-count="1067"/>
    <meta:generator>LibreOffice/5.1.6.2$Linux_X86_64 LibreOffice_project/10m0$Build-2</meta:generator>
  </office:meta>
</office:document-meta>
</file>